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5.193cm"/>
    </style:style>
    <style:style style:name="pr5" style:family="presentation" style:parent-style-name="Default-subtitle">
      <style:graphic-properties draw:fill-color="#ffffff" draw:textarea-vertical-align="top" fo:min-height="13.927cm"/>
    </style:style>
    <style:style style:name="pr6" style:family="presentation" style:parent-style-name="Default-subtitle">
      <style:graphic-properties draw:fill-color="#ffffff" draw:textarea-vertical-align="top" fo:min-height="15.4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2EE Bas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What is J2EE?</text:span></text:p>
                    <text:list>
                      <text:list-item>
                        <text:p text:style-name="P1"><text:span text:style-name="T1">Stands for Java 2 Enterprise Edition</text:span></text:p>
                      </text:list-item>
                      <text:list-item>
                        <text:p text:style-name="P1"><text:span text:style-name="T1">An umbrella for several things, including </text:span><text:span text:style-name="T1"><text:line-break/></text:span><text:span text:style-name="T1">web apps</text:span></text:p>
                      </text:list-item>
                      <text:list-item>
                        <text:p text:style-name="P1"><text:span text:style-name="T1">Provides a standardized way of developing webapps in Java</text:span></text:p>
                      </text:list-item>
                      <text:list-item>
                        <text:p text:style-name="P1"><text:span text:style-name="T1">Defines a structure for code deployed to </text:span><text:span text:style-name="T1"><text:line-break/></text:span><text:span text:style-name="T1">a server</text:span></text:p>
                      </text:list-item>
                      <text:list-item>
                        <text:p text:style-name="P1"><text:span text:style-name="T1">Glassfish is the reference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quest/Response cycl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The client sends a request (described by javax.servlet.http.HttpServletRequest) containing a method (GET, POST, etc), headers, parameters (?firstName=Bob), a document (XML, JSON, etc)</text:span></text:p>
                  </text:list-item>
                  <text:list-item>
                    <text:p text:style-name="P1"><text:span text:style-name="T1">The server sends back a response (described by javax.servlet.http.HttpServletResponse), containing a code (EG, 200 OK), headers and a doc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ainers and Server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Container provides only basic services, just barely runs a web app.</text:span></text:p>
                    <text:list>
                      <text:list-item>
                        <text:p text:style-name="P1"><text:span text:style-name="T1">Provides JNDI</text:span></text:p>
                      </text:list-item>
                      <text:list-item>
                        <text:p text:style-name="P1"><text:span text:style-name="T1">Sometimes provides database connection pooling</text:span></text:p>
                      </text:list-item>
                    </text:list>
                  </text:list-item>
                  <text:list-item>
                    <text:p text:style-name="P4"><text:span text:style-name="T1">A Server also provides extra goodies</text:span></text:p>
                    <text:list>
                      <text:list-item>
                        <text:p text:style-name="P1"><text:span text:style-name="T1">Support for EJBs, a fancy web UI, reporting, monitoring, authentication via LDAP,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Structur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webapp is a zip file using the suffix .war</text:span></text:p>
                  </text:list-item>
                  <text:list-item>
                    <text:p text:style-name="P1"><text:span text:style-name="T1">WEB-INF is the only special directory</text:span></text:p>
                    <text:list>
                      <text:list-item>
                        <text:p text:style-name="P1"><text:span text:style-name="T1">WEB-INF/classes contains your compiled class files</text:span></text:p>
                      </text:list-item>
                      <text:list-item>
                        <text:p text:style-name="P1"><text:span text:style-name="T1">WEB-INF/lib contains libraries and frameworks</text:span></text:p>
                      </text:list-item>
                      <text:list-item>
                        <text:p text:style-name="P1"><text:span text:style-name="T1">WEB-INF/web.xml is the Deployment Descriptor</text:span></text:p>
                      </text:list-item>
                      <text:list-item>
                        <text:p text:style-name="P1"><text:span text:style-name="T1">The client is not allowed to directly access anything in WEB-INF via a U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Servlet responds to a URL</text:span></text:p>
                    <text:list>
                      <text:list-item>
                        <text:p text:style-name="P1"><text:span text:style-name="T1">Uses provided parameters to locate data</text:span></text:p>
                      </text:list-item>
                      <text:list-item>
                        <text:p text:style-name="P1"><text:span text:style-name="T1">Typically doesn't render the response itself</text:span></text:p>
                      </text:list-item>
                      <text:list-item>
                        <text:p text:style-name="P1"><text:span text:style-name="T1">Stores data in request attributes and forwards to a view</text:span></text:p>
                      </text:list-item>
                      <text:list-item>
                        <text:p text:style-name="P1"><text:span text:style-name="T1">The view renders the data in the response</text:span></text:p>
                      </text:list-item>
                      <text:list-item>
                        <text:p text:style-name="P1"><text:span text:style-name="T1">Request attributes are just a Map&lt;String, Object&gt; used to pass data from the servlet to the view</text:span></text:p>
                      </text:list-item>
                      <text:list-item>
                        <text:p text:style-name="P1"><text:span text:style-name="T1">Generally used in MVC pattern – model is data in the database, view is JSP or JSF, controller is servl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Filter intercepts handling of a URL before a Servlet gets a chance to respond to it</text:span></text:p>
                    <text:list>
                      <text:list-item>
                        <text:p text:style-name="P1"><text:span text:style-name="T1">Typically doesn't render any response</text:span></text:p>
                      </text:list-item>
                      <text:list-item>
                        <text:p text:style-name="P1"><text:span text:style-name="T1">Redirect to another URL</text:span></text:p>
                      </text:list-item>
                      <text:list-item>
                        <text:p text:style-name="P1"><text:span text:style-name="T1">Respond with an HTTP error code</text:span></text:p>
                      </text:list-item>
                      <text:list-item>
                        <text:p text:style-name="P1"><text:span text:style-name="T1">May modify request details</text:span></text:p>
                      </text:list-item>
                      <text:list-item>
                        <text:p text:style-name="P1"><text:span text:style-name="T1">Useful to perform a pre action that has to occur on every access to one or more URLs</text:span></text:p>
                      </text:list-item>
                      <text:list-item>
                        <text:p text:style-name="P1"><text:span text:style-name="T1">Examples:</text:span></text:p>
                        <text:list>
                          <text:list-item>
                            <text:p text:style-name="P1"><text:span text:style-name="T1">Redirect old URLs to new ones</text:span></text:p>
                          </text:list-item>
                          <text:list-item>
                            <text:p text:style-name="P1"><text:span text:style-name="T1">Validate and/or sanitize parameters</text:span></text:p>
                          </text:list-item>
                          <text:list-item>
                            <text:p text:style-name="P1"><text:span text:style-name="T1">Detect security issues (SQL injection, XS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listener receives events related to servlets startting/stopping, session created/modified/destroyed, request begin/end, etc.</text:span></text:p>
                  </text:list-item>
                  <text:list-item>
                    <text:p text:style-name="P1"><text:span text:style-name="T1">Unable to make modifications</text:span></text:p>
                  </text:list-item>
                  <text:list-item>
                    <text:p text:style-name="P1"><text:span text:style-name="T1">Example uses:</text:span></text:p>
                    <text:list>
                      <text:list-item>
                        <text:p text:style-name="P1"><text:span text:style-name="T1">Log every servlet starting, every request</text:span></text:p>
                      </text:list-item>
                      <text:list-item>
                        <text:p text:style-name="P1"><text:span text:style-name="T1">When a session is created, cache user 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ployment Descriptor</text:p>
          </draw:text-box>
        </draw:frame>
        <draw:frame presentation:style-name="pr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Must be stored in WEB-INF/web.xml</text:span></text:p>
                  </text:list-item>
                  <text:list-item>
                    <text:p text:style-name="P1"><text:span text:style-name="T2">Don't have to have one, but most projects do</text:span></text:p>
                  </text:list-item>
                  <text:list-item>
                    <text:p text:style-name="P1"><text:span text:style-name="T2">Schemas for various versions available from Oracle at: http://www.oracle.com/webfolder/technetwork/jsc/xml/ns/javaee/index.html</text:span></text:p>
                  </text:list-item>
                  <text:list-item>
                    <text:p text:style-name="P1"><text:span text:style-name="T2">Describes the following (not a complete list):</text:span></text:p>
                    <text:list>
                      <text:list-item>
                        <text:p text:style-name="P1"><text:span text:style-name="T2">Configuration parameters</text:span></text:p>
                      </text:list-item>
                      <text:list-item>
                        <text:p text:style-name="P1"><text:span text:style-name="T2">Servlets, and their mapping to URLs</text:span></text:p>
                      </text:list-item>
                      <text:list-item>
                        <text:p text:style-name="P1"><text:span text:style-name="T2">Filters, and their mapping to URLS/servlets</text:span></text:p>
                      </text:list-item>
                      <text:list-item>
                        <text:p text:style-name="P1"><text:span text:style-name="T2">Listeners</text:span></text:p>
                      </text:list-item>
                      <text:list-item>
                        <text:p text:style-name="P1"><text:span text:style-name="T2">JNDI resources</text:span></text:p>
                      </text:list-item>
                      <text:list-item>
                        <text:p text:style-name="P1"><text:span text:style-name="T2">Security</text:span></text:p>
                      </text:list-item>
                      <text:list-item>
                        <text:p text:style-name="P1"><text:span text:style-name="T2">Welcome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iguration paramet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Key/value pairs</text:span></text:p>
                  </text:list-item>
                  <text:list-item>
                    <text:p text:style-name="P1"><text:span text:style-name="T1">Can be configured in multiple places</text:span></text:p>
                    <text:list>
                      <text:list-item>
                        <text:p text:style-name="P1"><text:span text:style-name="T1">Globally</text:span></text:p>
                      </text:list-item>
                      <text:list-item>
                        <text:p text:style-name="P1"><text:span text:style-name="T1">Servlets</text:span></text:p>
                      </text:list-item>
                      <text:list-item>
                        <text:p text:style-name="P1"><text:span text:style-name="T1">Filters</text:span></text:p>
                      </text:list-item>
                    </text:list>
                  </text:list-item>
                  <text:list-item>
                    <text:p text:style-name="P1"><text:span text:style-name="T1">Inherited</text:span></text:p>
                    <text:list>
                      <text:list-item>
                        <text:p text:style-name="P1"><text:span text:style-name="T1">A key can be defined both globally and on servlets/filters. The servlets/filters override global values with the same ke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/Filter mappings</text:p>
          </draw:text-box>
        </draw:frame>
        <draw:frame presentation:style-name="pr5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Servlets are defined by a unique name and a fully qualified Java class that extends javax.servlet.http.HttpServlet</text:span></text:p>
                    <text:list>
                      <text:list-item>
                        <text:p text:style-name="P1"><text:span text:style-name="T1">Multiple mappings can be defined for different url patterns</text:span></text:p>
                      </text:list-item>
                    </text:list>
                  </text:list-item>
                  <text:list-item>
                    <text:p text:style-name="P1"><text:span text:style-name="T1">Filters are defined by a unique name and a fully qualified Java class that implements javax.servlet.filter </text:span></text:p>
                    <text:list>
                      <text:list-item>
                        <text:p text:style-name="P1"><text:span text:style-name="T1">Multiple mappings can be defined for different url patterns and/or servlet names</text:span></text:p>
                      </text:list-item>
                    </text:list>
                  </text:list-item>
                  <text:list-item>
                    <text:p text:style-name="P1"><text:span text:style-name="T1">Can be configured via Annotations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Listeners are just defined by a fully qualified Java class that implements one of the various listener interfaces such as javax.servlet.ServletRequestListener</text:span></text:p>
                  </text:list-item>
                  <text:list-item>
                    <text:p text:style-name="P1"><text:span text:style-name="T1">Can be configured via javax.servlet.annotation.WebListener annotation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mon Considerations</text:p>
          </draw:text-box>
        </draw:frame>
        <draw:frame presentation:style-name="pr6" draw:text-style-name="P5" draw:layer="layout" svg:width="25.199cm" svg:height="16.516cm" svg:x="1.4cm" svg:y="3.88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Convert parameters/document received in a request into Java object(s)</text:span></text:p>
                  </text:list-item>
                  <text:list-item>
                    <text:p text:style-name="P1"><text:span text:style-name="T2">Validate Java object(s) to ensure client sent valid data (cannot rely on client validation)</text:span></text:p>
                  </text:list-item>
                  <text:list-item>
                    <text:p text:style-name="P1"><text:span text:style-name="T2">Read/write Java object(s) to a database</text:span></text:p>
                  </text:list-item>
                  <text:list-item>
                    <text:p text:style-name="P1"><text:span text:style-name="T2">Use a view to render web page responses</text:span></text:p>
                  </text:list-item>
                  <text:list-item>
                    <text:p text:style-name="P1"><text:span text:style-name="T2">Logging</text:span></text:p>
                  </text:list-item>
                  <text:list-item>
                    <text:p text:style-name="P1"><text:span text:style-name="T2">Authentication</text:span></text:p>
                  </text:list-item>
                  <text:list-item>
                    <text:p text:style-name="P1"><text:span text:style-name="T2">Authorization</text:span></text:p>
                  </text:list-item>
                  <text:list-item>
                    <text:p text:style-name="P1"><text:span text:style-name="T2">Localisation</text:span></text:p>
                  </text:list-item>
                  <text:list-item>
                    <text:p text:style-name="P1"><text:span text:style-name="T2">Multi-threading</text:span></text:p>
                  </text:list-item>
                  <text:list-item>
                    <text:p text:style-name="P1"><text:span text:style-name="T2">Connection pooling</text:span></text:p>
                  </text:list-item>
                  <text:list-item>
                    <text:p text:style-name="P1"><text:span text:style-name="T2">Transaction Management</text:span></text:p>
                  </text:list-item>
                  <text:list-item>
                    <text:p text:style-name="P1"><text:span text:style-name="T2">Multiple methods of access</text:span></text:p>
                  </text:list-item>
                  <text:list-item>
                    <text:p text:style-name="P1"><text:span text:style-name="T2">Repor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-Threading</text:p>
          </draw:text-box>
        </draw:frame>
        <draw:frame presentation:style-name="pr5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Most webapps don't need to do anything</text:p>
                  </text:list-item>
                  <text:list-item>
                    <text:p text:style-name="P1">Thread pool created at start, grows and shrinks</text:p>
                  </text:list-item>
                  <text:list-item>
                    <text:p text:style-name="P1">When a request is made, the container selects or waits for an unused thread in the pool</text:p>
                  </text:list-item>
                  <text:list-item>
                    <text:p text:style-name="P1">When the request is completed, the thread is returned to the pool</text:p>
                  </text:list-item>
                  <text:list-item>
                    <text:p text:style-name="P1">Handled entirely by the server</text:p>
                  </text:list-item>
                  <text:list-item>
                    <text:p text:style-name="P1">Classes and methods serving the response use global fields and local variables</text:p>
                  </text:list-item>
                  <text:list-item>
                    <text:p text:style-name="P1">Largely "just works"</text:p>
                  </text:list-item>
                  <text:list-item>
                    <text:p text:style-name="P1">One common exception is background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nection Pooling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ear 100% of webapps using a database use connection pooling</text:p>
                  </text:list-item>
                  <text:list-item>
                    <text:p text:style-name="P1">Pool created on startup, grows and shrinks</text:p>
                  </text:list-item>
                  <text:list-item>
                    <text:p text:style-name="P1">Webapp always connects as the same database user, a user unrelated to any real person</text:p>
                  </text:list-item>
                  <text:list-item>
                    <text:p text:style-name="P1">When connections are closed by Java code, they aren't really closed – just returned to pool for use by another threa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e methods of access<text:tab/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ot all accesses are an HTTP Request</text:p>
                    <text:list>
                      <text:list-item>
                        <text:p text:style-name="P1">Might use email, FTP, JMS queues, database rows</text:p>
                      </text:list-item>
                    </text:list>
                  </text:list-item>
                  <text:list-item>
                    <text:p text:style-name="P1">Some accesses might come from other systems rather than people</text:p>
                  </text:list-item>
                  <text:list-item>
                    <text:p text:style-name="P1">Not all HTTP requests are for web pages</text:p>
                    <text:list>
                      <text:list-item>
                        <text:p text:style-name="P1">XML, JSON, CSV sent and/or returned</text:p>
                      </text:list-item>
                      <text:list-item>
                        <text:p text:style-name="P1">APIs like REST/SO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9:44:17.746000000</meta:creation-date>
    <meta:generator>LibreOffice/5.2.2.2$Windows_x86 LibreOffice_project/8f96e87c890bf8fa77463cd4b640a2312823f3ad</meta:generator>
    <dc:date>2016-12-06T14:06:43.308000000</dc:date>
    <meta:editing-duration>PT1H28M22S</meta:editing-duration>
    <meta:editing-cycles>38</meta:editing-cycles>
    <meta:document-statistic meta:object-count="81"/>
  </office:meta>
</office:document-meta>
</file>